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9pt" officeooo:rsid="000cb72d" officeooo:paragraph-rsid="000cbbf6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END key value<text:tab/><text:tab/><text:tab/><text:tab/><text:tab/><text:tab/>Append a value to a key</text:p>
      <text:p text:style-name="P1">AUTH password<text:tab/><text:tab/><text:tab/><text:tab/><text:tab/><text:tab/><text:tab/>Authenticate to the server</text:p>
      <text:p text:style-name="P1">BGREWRITEAOF<text:tab/><text:tab/><text:tab/><text:tab/><text:tab/><text:tab/><text:tab/>Asynchronously rewrite the append-only file</text:p>
      <text:p text:style-name="P1">BGSAVE<text:tab/><text:tab/><text:tab/><text:tab/><text:tab/><text:tab/><text:tab/><text:tab/>Asynchronously save the dataset to disk</text:p>
      <text:p text:style-name="P1">BITCOUNT key [start end]<text:tab/><text:tab/><text:tab/><text:tab/><text:tab/><text:tab/>Count set bits in a string</text:p>
      <text:p text:style-name="P1">BITFIELD key [GET type offset] [SET type offset value] [INCRBY type offset increment] [OVERFLOW WRAP|SAT|FAIL]<text:tab/>Perform arbitrary bitfield integer operations on strings</text:p>
      <text:p text:style-name="P1">BITOP operation destkey key [key …]<text:tab/><text:tab/><text:tab/><text:tab/><text:tab/>Perform bitwise operations between strings</text:p>
      <text:p text:style-name="P1">BITPOS key bit [start] [end]<text:tab/><text:tab/><text:tab/><text:tab/><text:tab/><text:tab/>Find first bit set or clear in a string</text:p>
      <text:p text:style-name="P1">BLPOP key [key ...] timeout<text:tab/><text:tab/><text:tab/><text:tab/><text:tab/><text:tab/>Remove and get the first element in a list, or block until one is available</text:p>
      <text:p text:style-name="P1">BRPOP key [key ...] timeout<text:tab/><text:tab/><text:tab/><text:tab/><text:tab/><text:tab/>Remove and get the last element in a list, or block until one is available</text:p>
      <text:p text:style-name="P1">BRPOPLPUSH source destination timeout<text:tab/><text:tab/><text:tab/><text:tab/>Pop a value from a list, push it to another list and return it; or block until one is available</text:p>
      <text:p text:style-name="P1">CLIENT KILL [ip:port] [ID client-id] [TYPE normal|master|slave|pubsub] [ADDR ip:port] [SKIPME yes/no] <text:s text:c="3"/>Kill the connection of a client</text:p>
      <text:p text:style-name="P1">CLIENT LIST<text:tab/><text:tab/><text:tab/><text:tab/><text:tab/><text:tab/><text:tab/>Get the list of client connections</text:p>
      <text:p text:style-name="P1">CLIENT GETNAME<text:tab/><text:tab/><text:tab/><text:tab/><text:tab/><text:tab/>Get the current connection name</text:p>
      <text:p text:style-name="P1">CLIENT PAUSE timeout<text:tab/><text:tab/><text:tab/><text:tab/><text:tab/><text:tab/>Stop processing commands from clients for some time</text:p>
      <text:p text:style-name="P1">CLIENT REPLY ON|OFF|SKIP<text:tab/><text:tab/><text:tab/><text:tab/><text:tab/>Instruct the server whether to reply to commands</text:p>
      <text:p text:style-name="P1">CLIENT SETNAME connection-name<text:tab/><text:tab/><text:tab/><text:tab/><text:tab/>Set the current connection name</text:p>
      <text:p text:style-name="P1">CLUSTER ADDSLOTS slot [slot …]<text:tab/><text:tab/><text:tab/><text:tab/><text:tab/>Assign new hash slots to receiving node</text:p>
      <text:p text:style-name="P1">CLUSTER COUNT-FAILURE-REPORTS node-id<text:tab/><text:tab/><text:tab/>Return the number of failure reports active for a given node</text:p>
      <text:p text:style-name="P1">CLUSTER COUNTKEYSINSLOT slot<text:tab/><text:tab/><text:tab/><text:tab/>Return the number of local keys in the specified hash slot</text:p>
      <text:p text:style-name="P1">CLUSTER DELSLOTS slot [slot …]<text:tab/><text:tab/><text:tab/><text:tab/><text:tab/>Set hash slots as unbound in receiving node</text:p>
      <text:p text:style-name="P1">CLUSTER FAILOVER [FORCE|TAKEOVER]<text:tab/><text:tab/><text:tab/><text:tab/>Forces a slave to perform a manual failover of its master.</text:p>
      <text:p text:style-name="P1">CLUSTER FORGET node-id<text:tab/><text:tab/><text:tab/><text:tab/><text:tab/>Remove a node from the nodes table</text:p>
      <text:p text:style-name="P1">CLUSTER GETKEYSINSLOT slot count<text:tab/><text:tab/><text:tab/><text:tab/>Return local key names in the specified hash slot</text:p>
      <text:p text:style-name="P1">CLUSTER INFO<text:tab/><text:tab/><text:tab/><text:tab/><text:tab/><text:tab/><text:tab/>Provides info about Redis Cluster node state</text:p>
      <text:p text:style-name="P1">CLUSTER KEYSLOT key<text:tab/><text:tab/><text:tab/><text:tab/><text:tab/><text:tab/>Returns the hash slot of the specified key</text:p>
      <text:p text:style-name="P1">CLUSTER MEET ip port<text:tab/><text:tab/><text:tab/><text:tab/><text:tab/><text:tab/>Force a node cluster to handshake with another node</text:p>
      <text:p text:style-name="P1">CLUSTER NODES<text:tab/><text:tab/><text:tab/><text:tab/><text:tab/><text:tab/>Get Cluster config for the node</text:p>
      <text:p text:style-name="P1">CLUSTER REPLICATE node-id<text:tab/><text:tab/><text:tab/><text:tab/><text:tab/>Reconfigure a node as a slave of the specified master node</text:p>
      <text:p text:style-name="P1">CLUSTER RESET [HARD|SOFT]<text:tab/><text:tab/><text:tab/><text:tab/><text:tab/>Reset a Redis Cluster node</text:p>
      <text:p text:style-name="P1">CLUSTER SAVECONFIG<text:tab/><text:tab/><text:tab/><text:tab/><text:tab/><text:tab/>Forces the node to save cluster state on disk</text:p>
      <text:p text:style-name="P1">CLUSTER SET-CONFIG-EPOCH config-epoch<text:tab/><text:tab/><text:tab/><text:tab/>Set the configuration epoch in a new node</text:p>
      <text:p text:style-name="P1">CLUSTER SETSLOT slot IMPORTING|MIGRATING|STABLE|NODE [node-id <text:s text:c="2"/>Bind a hash slot to a specific node</text:p>
      <text:p text:style-name="P1">CLUSTER SLAVES node-id<text:tab/><text:tab/><text:tab/><text:tab/><text:tab/><text:tab/>List slave nodes of the specified master node</text:p>
      <text:p text:style-name="P1">CLUSTER SLOTS<text:tab/><text:tab/><text:tab/><text:tab/><text:tab/><text:tab/><text:tab/>Get array of Cluster slot to node mappings</text:p>
      <text:p text:style-name="P1">COMMAND<text:tab/><text:tab/><text:tab/><text:tab/><text:tab/><text:tab/><text:tab/>Get array of Redis command details</text:p>
      <text:p text:style-name="P1">COMMAND COUNT<text:tab/><text:tab/><text:tab/><text:tab/><text:tab/><text:tab/>Get total number of Redis commands</text:p>
      <text:p text:style-name="P1">COMMAND GETKEYS<text:tab/><text:tab/><text:tab/><text:tab/><text:tab/><text:tab/>Extract keys given a full Redis command</text:p>
      <text:p text:style-name="P1">COMMAND INFO command-name [command-name …]<text:tab/><text:tab/><text:tab/>Get array of specific Redis command details</text:p>
      <text:p text:style-name="P1">CONFIG GET parameter<text:tab/><text:tab/><text:tab/><text:tab/><text:tab/><text:tab/>Get the value of a configuration parameter</text:p>
      <text:p text:style-name="P1">CONFIG REWRITE<text:tab/><text:tab/><text:tab/><text:tab/><text:tab/><text:tab/>Rewrite the configuration file with the in memory configuration</text:p>
      <text:p text:style-name="P1">CONFIG SET parameter value<text:tab/><text:tab/><text:tab/><text:tab/><text:tab/>Set a configuration parameter to the given value</text:p>
      <text:p text:style-name="P1">CONFIG RESETSTAT<text:tab/><text:tab/><text:tab/><text:tab/><text:tab/><text:tab/>Reset the stats returned by INFO</text:p>
      <text:p text:style-name="P1">DBSIZE<text:tab/><text:tab/><text:tab/><text:tab/><text:tab/><text:tab/><text:tab/><text:tab/>Return the number of keys in the selected database</text:p>
      <text:p text:style-name="P1">DEBUG OBJECT key<text:tab/><text:tab/><text:tab/><text:tab/><text:tab/><text:tab/>Get debugging information about a key</text:p>
      <text:p text:style-name="P1">DEBUG SEGFAULT<text:tab/><text:tab/><text:tab/><text:tab/><text:tab/><text:tab/>Make the server crash</text:p>
      <text:p text:style-name="P1">DECR key<text:tab/><text:tab/><text:tab/><text:tab/><text:tab/><text:tab/><text:tab/>Decrement the integer value of a key by one</text:p>
      <text:p text:style-name="P1">DECRBY key decrement<text:tab/><text:tab/><text:tab/><text:tab/><text:tab/><text:tab/>Decrement the integer value of a key by the given number</text:p>
      <text:p text:style-name="P1">DEL key [key …]<text:tab/><text:tab/><text:tab/><text:tab/><text:tab/><text:tab/><text:tab/>Delete a key</text:p>
      <text:p text:style-name="P1">DISCARD<text:tab/><text:tab/><text:tab/><text:tab/><text:tab/><text:tab/><text:tab/>Discard all commands issued after MULTI</text:p>
      <text:p text:style-name="P1">DUMP key<text:tab/><text:tab/><text:tab/><text:tab/><text:tab/><text:tab/><text:tab/>Return a serialized version of the value stored at the specified key.</text:p>
      <text:p text:style-name="P1">ECHO message<text:tab/><text:tab/><text:tab/><text:tab/><text:tab/><text:tab/><text:tab/>Echo the given string</text:p>
      <text:p text:style-name="P1">EVAL script numkeys key [key ...] arg [arg …]<text:tab/><text:tab/><text:tab/><text:tab/>Execute a Lua script server side</text:p>
      <text:p text:style-name="P1">EVALSHA sha1 numkeys key [key ...] arg [arg …]<text:tab/><text:tab/><text:tab/>Execute a Lua script server side</text:p>
      <text:p text:style-name="P1">EXEC<text:tab/><text:tab/><text:tab/><text:tab/><text:tab/><text:tab/><text:tab/><text:tab/>Execute all commands issued after MULTI</text:p>
      <text:p text:style-name="P1"><text:soft-page-break/>EXISTS key [key …]<text:tab/><text:tab/><text:tab/><text:tab/><text:tab/><text:tab/>Determine if a key exists</text:p>
      <text:p text:style-name="P1">EXPIRE key seconds<text:tab/><text:tab/><text:tab/><text:tab/><text:tab/><text:tab/>Set a key's time to live in seconds</text:p>
      <text:p text:style-name="P1">EXPIREAT key timestamp<text:tab/><text:tab/><text:tab/><text:tab/><text:tab/><text:tab/>Set the expiration for a key as a UNIX timestamp</text:p>
      <text:p text:style-name="P1">FLUSHALL [ASYNC]<text:tab/><text:tab/><text:tab/><text:tab/><text:tab/><text:tab/>Remove all keys from all databases</text:p>
      <text:p text:style-name="P1">FLUSHDB [ASYNC]<text:tab/><text:tab/><text:tab/><text:tab/><text:tab/><text:tab/>Remove all keys from the current database</text:p>
      <text:p text:style-name="P1">GEOADD key longitude latitude member [longitude latitude member …]<text:tab/>Add one or more geospatial items in the geospatial index represented using a sorted set</text:p>
      <text:p text:style-name="P1">GEOHASH key member [member …]<text:tab/><text:tab/><text:tab/><text:tab/><text:tab/>Returns members of a geospatial index as standard geohash strings</text:p>
      <text:p text:style-name="P1">GEOPOS key member [member …]<text:tab/><text:tab/><text:tab/><text:tab/><text:tab/>Returns longitude and latitude of members of a geospatial index</text:p>
      <text:p text:style-name="P1">GEODIST key member1 member2 [unit]<text:tab/><text:tab/><text:tab/><text:tab/>Returns the distance between two members of a geospatial index</text:p>
      <text:p text:style-name="P1">GEORADIUS key longitude latitude radius m|km|ft|mi [WITHCOORD] [WITHDIST] [WITHHASH] [COUNT count] [ASC|DESC] [STORE key] [STOREDIST key]</text:p>
      <text:p text:style-name="P1"><text:tab/><text:tab/><text:tab/><text:tab/><text:tab/><text:tab/><text:tab/><text:tab/>Query a sorted set representing a geospatial index to fetch members matching a given maximum distance from a point</text:p>
      <text:p text:style-name="P1">GEORADIUSBYMEMBER key member radius m|km|ft|mi [WITHCOORD] [WITHDIST] [WITHHASH] [COUNT count] [ASC|DESC] [STORE key] [STOREDIST key]</text:p>
      <text:p text:style-name="P1"><text:tab/><text:tab/><text:tab/><text:tab/><text:tab/><text:tab/><text:tab/><text:tab/>Query a sorted set representing a geospatial index to fetch members matching a given maximum distance from a member</text:p>
      <text:p text:style-name="P1">GET key<text:tab/><text:tab/><text:tab/><text:tab/><text:tab/><text:tab/><text:tab/><text:tab/>Get the value of a key</text:p>
      <text:p text:style-name="P1">GETBIT key offset<text:tab/><text:tab/><text:tab/><text:tab/><text:tab/><text:tab/><text:tab/>Returns the bit value at offset in the string value stored at key</text:p>
      <text:p text:style-name="P1">GETRANGE key start end<text:tab/><text:tab/><text:tab/><text:tab/><text:tab/><text:tab/>Get a substring of the string stored at a key</text:p>
      <text:p text:style-name="P1">GETSET key value<text:tab/><text:tab/><text:tab/><text:tab/><text:tab/><text:tab/><text:tab/>Set the string value of a key and return its old value</text:p>
      <text:p text:style-name="P1">HDEL key field [field …]<text:tab/><text:tab/><text:tab/><text:tab/><text:tab/><text:tab/>Delete one or more hash fields</text:p>
      <text:p text:style-name="P1">HEXISTS key field<text:tab/><text:tab/><text:tab/><text:tab/><text:tab/><text:tab/>Determine if a hash field exists</text:p>
      <text:p text:style-name="P1">HGET key field<text:tab/><text:tab/><text:tab/><text:tab/><text:tab/><text:tab/><text:tab/>Get the value of a hash field</text:p>
      <text:p text:style-name="P1">HGETALL key<text:tab/><text:tab/><text:tab/><text:tab/><text:tab/><text:tab/><text:tab/>Get all the fields and values in a hash</text:p>
      <text:p text:style-name="P1">HINCRBY key field increment<text:tab/><text:tab/><text:tab/><text:tab/><text:tab/>Increment the integer value of a hash field by the given number</text:p>
      <text:p text:style-name="P1">HINCRBYFLOAT key field increment<text:tab/><text:tab/><text:tab/><text:tab/><text:tab/>Increment the float value of a hash field by the given amount</text:p>
      <text:p text:style-name="P1">HKEYS key<text:tab/><text:tab/><text:tab/><text:tab/><text:tab/><text:tab/><text:tab/>Get all the fields in a hash</text:p>
      <text:p text:style-name="P1">HLEN key<text:tab/><text:tab/><text:tab/><text:tab/><text:tab/><text:tab/><text:tab/>Get the number of fields in a hash</text:p>
      <text:p text:style-name="P1">HMGET key field [field …]<text:tab/><text:tab/><text:tab/><text:tab/><text:tab/><text:tab/>Get the values of all the given hash fields</text:p>
      <text:p text:style-name="P1">HMSET key field value [field value …]<text:tab/><text:tab/><text:tab/><text:tab/>Set multiple hash fields to multiple values</text:p>
      <text:p text:style-name="P1">HSET key field value<text:tab/><text:tab/><text:tab/><text:tab/><text:tab/><text:tab/>Set the string value of a hash field</text:p>
      <text:p text:style-name="P1">HSETNX key field value<text:tab/><text:tab/><text:tab/><text:tab/><text:tab/><text:tab/>Set the value of a hash field, only if the field does not exist</text:p>
      <text:p text:style-name="P1">HSTRLEN key field<text:tab/><text:tab/><text:tab/><text:tab/><text:tab/><text:tab/>Get the length of the value of a hash field</text:p>
      <text:p text:style-name="P1">HVALS key<text:tab/><text:tab/><text:tab/><text:tab/><text:tab/><text:tab/><text:tab/>Get all the values in a hash</text:p>
      <text:p text:style-name="P1">INCR key<text:tab/><text:tab/><text:tab/><text:tab/><text:tab/><text:tab/><text:tab/>Increment the integer value of a key by one</text:p>
      <text:p text:style-name="P1">INCRBY key increment<text:tab/><text:tab/><text:tab/><text:tab/><text:tab/><text:tab/>Increment the integer value of a key by the given amount</text:p>
      <text:p text:style-name="P1">INCRBYFLOAT key increment<text:tab/><text:tab/><text:tab/><text:tab/><text:tab/>Increment the float value of a key by the given amount</text:p>
      <text:p text:style-name="P1">INFO [section]<text:tab/><text:tab/><text:tab/><text:tab/><text:tab/><text:tab/><text:tab/>Get information and statistics about the server</text:p>
      <text:p text:style-name="P1">KEYS pattern<text:tab/><text:tab/><text:tab/><text:tab/><text:tab/><text:tab/><text:tab/>Find all keys matching the given pattern</text:p>
      <text:p text:style-name="P1">LASTSAVE<text:tab/><text:tab/><text:tab/><text:tab/><text:tab/><text:tab/><text:tab/>Get the UNIX time stamp of the last successful save to disk</text:p>
      <text:p text:style-name="P1">LINDEX key index<text:tab/><text:tab/><text:tab/><text:tab/><text:tab/><text:tab/>Get an element from a list by its index</text:p>
      <text:p text:style-name="P1">LINSERT key BEFORE|AFTER pivot value<text:tab/><text:tab/><text:tab/><text:tab/>Insert an element before or after another element in a list</text:p>
      <text:p text:style-name="P1">LLEN key<text:tab/><text:tab/><text:tab/><text:tab/><text:tab/><text:tab/><text:tab/>Get the length of a list</text:p>
      <text:p text:style-name="P1">LPOP key<text:tab/><text:tab/><text:tab/><text:tab/><text:tab/><text:tab/><text:tab/>Remove and get the first element in a list</text:p>
      <text:p text:style-name="P1">LPUSH key value [value …]<text:tab/><text:tab/><text:tab/><text:tab/><text:tab/><text:tab/>Prepend one or multiple values to a list</text:p>
      <text:p text:style-name="P1">LPUSHX key value<text:tab/><text:tab/><text:tab/><text:tab/><text:tab/><text:tab/>Prepend a value to a list, only if the list exists</text:p>
      <text:p text:style-name="P1">LRANGE key start stop<text:tab/><text:tab/><text:tab/><text:tab/><text:tab/><text:tab/>Get a range of elements from a list</text:p>
      <text:p text:style-name="P1">LREM key count value<text:tab/><text:tab/><text:tab/><text:tab/><text:tab/><text:tab/>Remove elements from a list</text:p>
      <text:p text:style-name="P1">LSET key index value<text:tab/><text:tab/><text:tab/><text:tab/><text:tab/><text:tab/>Set the value of an element in a list by its index</text:p>
      <text:p text:style-name="P1">LTRIM key start stop<text:tab/><text:tab/><text:tab/><text:tab/><text:tab/><text:tab/>Trim a list to the specified range</text:p>
      <text:p text:style-name="P1">MGET key [key …]<text:tab/><text:tab/><text:tab/><text:tab/><text:tab/><text:tab/>Get the values of all the given keys</text:p>
      <text:p text:style-name="P1">MIGRATE host port key|"" destination-db timeout [COPY] [REPLACE] [KEYS key [key …]] <text:s text:c="2"/>Atomically transfer a key from a Redis instance to another one.</text:p>
      <text:p text:style-name="P1">MONITOR<text:tab/><text:tab/><text:tab/><text:tab/><text:tab/><text:tab/><text:tab/>Listen for all requests received by the server in real time</text:p>
      <text:p text:style-name="P1">MOVE key db<text:tab/><text:tab/><text:tab/><text:tab/><text:tab/><text:tab/><text:tab/>Move a key to another database</text:p>
      <text:p text:style-name="P1">MSET key value [key value …]<text:tab/><text:tab/><text:tab/><text:tab/><text:tab/>Set multiple keys to multiple values</text:p>
      <text:p text:style-name="P1">MSETNX key value [key value …]<text:tab/><text:tab/><text:tab/><text:tab/><text:tab/>Set multiple keys to multiple values, only if none of the keys exist</text:p>
      <text:p text:style-name="P1">MULTI<text:tab/><text:tab/><text:tab/><text:tab/><text:tab/><text:tab/><text:tab/><text:tab/>Mark the start of a transaction block</text:p>
      <text:p text:style-name="P1">OBJECT subcommand [arguments [arguments …]]<text:tab/><text:tab/><text:tab/>Inspect the internals of Redis objects</text:p>
      <text:p text:style-name="P1"><text:soft-page-break/>PERSIST key<text:tab/><text:tab/><text:tab/><text:tab/><text:tab/><text:tab/><text:tab/>Remove the expiration from a key</text:p>
      <text:p text:style-name="P1">PEXPIRE key milliseconds<text:tab/><text:tab/><text:tab/><text:tab/><text:tab/><text:tab/>Set a key's time to live in milliseconds</text:p>
      <text:p text:style-name="P1">PEXPIREAT key milliseconds-timestamp<text:tab/><text:tab/><text:tab/><text:tab/>Set the expiration for a key as a UNIX timestamp specified in milliseconds</text:p>
      <text:p text:style-name="P1">PFADD key element [element …]<text:tab/><text:tab/><text:tab/><text:tab/><text:tab/>Adds the specified elements to the specified HyperLogLog.</text:p>
      <text:p text:style-name="P1">PFCOUNT key [key …]<text:tab/><text:tab/><text:tab/><text:tab/><text:tab/><text:tab/>Return the approximated cardinality of the set(s) observed by the HyperLogLog at key(s).</text:p>
      <text:p text:style-name="P1">PFMERGE destkey sourcekey [sourcekey …]<text:tab/><text:tab/><text:tab/><text:tab/>Merge N different HyperLogLogs into a single one.</text:p>
      <text:p text:style-name="P1">PING [message]<text:tab/><text:tab/><text:tab/><text:tab/><text:tab/><text:tab/><text:tab/>Ping the server</text:p>
      <text:p text:style-name="P1">PSETEX key milliseconds value<text:tab/><text:tab/><text:tab/><text:tab/><text:tab/>Set the value and expiration in milliseconds of a key</text:p>
      <text:p text:style-name="P1">PSUBSCRIBE pattern [pattern …]<text:tab/><text:tab/><text:tab/><text:tab/><text:tab/>Listen for messages published to channels matching the given patterns</text:p>
      <text:p text:style-name="P1">PUBSUB subcommand [argument [argument …]]<text:tab/><text:tab/><text:tab/>Inspect the state of the Pub/Sub subsystem</text:p>
      <text:p text:style-name="P1">PTTL key<text:tab/><text:tab/><text:tab/><text:tab/><text:tab/><text:tab/><text:tab/>Get the time to live for a key in milliseconds</text:p>
      <text:p text:style-name="P1">PUBLISH channel message<text:tab/><text:tab/><text:tab/><text:tab/><text:tab/><text:tab/>Post a message to a channel</text:p>
      <text:p text:style-name="P1">PUNSUBSCRIBE [pattern [pattern …]]<text:tab/><text:tab/><text:tab/><text:tab/>Stop listening for messages posted to channels matching the given patterns</text:p>
      <text:p text:style-name="P1">QUIT<text:tab/><text:tab/><text:tab/><text:tab/><text:tab/><text:tab/><text:tab/><text:tab/>Close the connection</text:p>
      <text:p text:style-name="P1">RANDOMKEY<text:tab/><text:tab/><text:tab/><text:tab/><text:tab/><text:tab/><text:tab/>Return a random key from the keyspace</text:p>
      <text:p text:style-name="P1">READONLY<text:tab/><text:tab/><text:tab/><text:tab/><text:tab/><text:tab/><text:tab/>Enables read queries for a connection to a cluster slave node</text:p>
      <text:p text:style-name="P1">READWRITE<text:tab/><text:tab/><text:tab/><text:tab/><text:tab/><text:tab/><text:tab/>Disables read queries for a connection to a cluster slave node</text:p>
      <text:p text:style-name="P1">RENAME key newkey<text:tab/><text:tab/><text:tab/><text:tab/><text:tab/><text:tab/>Rename a key</text:p>
      <text:p text:style-name="P1">RENAMENX key newkey<text:tab/><text:tab/><text:tab/><text:tab/><text:tab/><text:tab/>Rename a key, only if the new key does not exist</text:p>
      <text:p text:style-name="P1">RESTORE key ttl serialized-value [REPLACE]<text:tab/><text:tab/><text:tab/><text:tab/>Create a key using the provided serialized value, previously obtained using DUMP.</text:p>
      <text:p text:style-name="P1">ROLE<text:tab/><text:tab/><text:tab/><text:tab/><text:tab/><text:tab/><text:tab/><text:tab/>Return the role of the instance in the context of replication</text:p>
      <text:p text:style-name="P1">RPOP key<text:tab/><text:tab/><text:tab/><text:tab/><text:tab/><text:tab/><text:tab/>Remove and get the last element in a list</text:p>
      <text:p text:style-name="P1">RPOPLPUSH source destination<text:tab/><text:tab/><text:tab/><text:tab/><text:tab/>Remove the last element in a list, prepend it to another list and return it</text:p>
      <text:p text:style-name="P1">RPUSH key value [value …]<text:tab/><text:tab/><text:tab/><text:tab/><text:tab/><text:tab/>Append one or multiple values to a list</text:p>
      <text:p text:style-name="P1">RPUSHX key value<text:tab/><text:tab/><text:tab/><text:tab/><text:tab/><text:tab/>Append a value to a list, only if the list exists</text:p>
      <text:p text:style-name="P1">SADD key member [member …]<text:tab/><text:tab/><text:tab/><text:tab/><text:tab/>Add one or more members to a set</text:p>
      <text:p text:style-name="P1">SAVE<text:tab/><text:tab/><text:tab/><text:tab/><text:tab/><text:tab/><text:tab/><text:tab/>Synchronously save the dataset to disk</text:p>
      <text:p text:style-name="P1">SCARD key<text:tab/><text:tab/><text:tab/><text:tab/><text:tab/><text:tab/><text:tab/>Get the number of members in a set</text:p>
      <text:p text:style-name="P1">SCRIPT DEBUG YES|SYNC|NO<text:tab/><text:tab/><text:tab/><text:tab/><text:tab/>Set the debug mode for executed scripts.</text:p>
      <text:p text:style-name="P1">SCRIPT EXISTS sha1 [sha1 …]<text:tab/><text:tab/><text:tab/><text:tab/><text:tab/>Check existence of scripts in the script cache.</text:p>
      <text:p text:style-name="P1">SCRIPT FLUSH<text:tab/><text:tab/><text:tab/><text:tab/><text:tab/><text:tab/><text:tab/>Remove all the scripts from the script cache.</text:p>
      <text:p text:style-name="P1">SCRIPT KILL<text:tab/><text:tab/><text:tab/><text:tab/><text:tab/><text:tab/><text:tab/>Kill the script currently in execution.</text:p>
      <text:p text:style-name="P1">SCRIPT LOAD script<text:tab/><text:tab/><text:tab/><text:tab/><text:tab/><text:tab/>Load the specified Lua script into the script cache.</text:p>
      <text:p text:style-name="P1">SDIFF key [key …]<text:tab/><text:tab/><text:tab/><text:tab/><text:tab/><text:tab/>Subtract multiple sets</text:p>
      <text:p text:style-name="P1">SDIFFSTORE destination key [key …]<text:tab/><text:tab/><text:tab/><text:tab/>Subtract multiple sets and store the resulting set in a key</text:p>
      <text:p text:style-name="P1">SELECT index<text:tab/><text:tab/><text:tab/><text:tab/><text:tab/><text:tab/><text:tab/>Change the selected database for the current connection</text:p>
      <text:p text:style-name="P1">SET key value [EX seconds] [PX milliseconds] [NX|XX]<text:tab/><text:tab/><text:tab/>Set the string value of a key</text:p>
      <text:p text:style-name="P1">SETBIT key offset value<text:tab/><text:tab/><text:tab/><text:tab/><text:tab/><text:tab/>Sets or clears the bit at offset in the string value stored at key</text:p>
      <text:p text:style-name="P1">SETEX key seconds value<text:tab/><text:tab/><text:tab/><text:tab/><text:tab/><text:tab/>Set the value and expiration of a key</text:p>
      <text:p text:style-name="P1">SETNX key value<text:tab/><text:tab/><text:tab/><text:tab/><text:tab/><text:tab/><text:tab/>Set the value of a key, only if the key does not exist</text:p>
      <text:p text:style-name="P1">SETRANGE key offset value<text:tab/><text:tab/><text:tab/><text:tab/><text:tab/>Overwrite part of a string at key starting at the specified offset</text:p>
      <text:p text:style-name="P1">SHUTDOWN [NOSAVE|SAVE]<text:tab/><text:tab/><text:tab/><text:tab/><text:tab/>Synchronously save the dataset to disk and then shut down the server</text:p>
      <text:p text:style-name="P1">SINTER key [key …]<text:tab/><text:tab/><text:tab/><text:tab/><text:tab/><text:tab/>Intersect multiple sets</text:p>
      <text:p text:style-name="P1">SINTERSTORE destination key [key …]<text:tab/><text:tab/><text:tab/><text:tab/>Intersect multiple sets and store the resulting set in a key</text:p>
      <text:p text:style-name="P1">SISMEMBER key member<text:tab/><text:tab/><text:tab/><text:tab/><text:tab/><text:tab/>Determine if a given value is a member of a set</text:p>
      <text:p text:style-name="P1">SLAVEOF host port<text:tab/><text:tab/><text:tab/><text:tab/><text:tab/><text:tab/>Make the server a slave of another instance, or promote it as master</text:p>
      <text:p text:style-name="P1">SLOWLOG subcommand [argument]<text:tab/><text:tab/><text:tab/><text:tab/><text:tab/>Manages the Redis slow queries log</text:p>
      <text:p text:style-name="P1">SMEMBERS key<text:tab/><text:tab/><text:tab/><text:tab/><text:tab/><text:tab/><text:tab/>Get all the members in a set</text:p>
      <text:p text:style-name="P1">SMOVE source destination member<text:tab/><text:tab/><text:tab/><text:tab/><text:tab/>Move a member from one set to another</text:p>
      <text:p text:style-name="P1">SORT key [BY pattern] [LIMIT offset count] [GET pattern [GET pattern ...]] [ASC|DESC] [ALPHA] [STORE destination] <text:s text:c="2"/>Sort the elements in a list, set or sorted set</text:p>
      <text:p text:style-name="P1">SPOP key [count]<text:tab/><text:tab/><text:tab/><text:tab/><text:tab/><text:tab/><text:tab/>Remove and return one or multiple random members from a set</text:p>
      <text:p text:style-name="P1">SRANDMEMBER key [count]<text:tab/><text:tab/><text:tab/><text:tab/><text:tab/>Get one or multiple random members from a set</text:p>
      <text:p text:style-name="P1">SREM key member [member …]<text:tab/><text:tab/><text:tab/><text:tab/><text:tab/>Remove one or more members from a set</text:p>
      <text:p text:style-name="P1">STRLEN key<text:tab/><text:tab/><text:tab/><text:tab/><text:tab/><text:tab/><text:tab/>Get the length of the value stored in a key</text:p>
      <text:p text:style-name="P1">SUBSCRIBE channel [channel …]<text:tab/><text:tab/><text:tab/><text:tab/><text:tab/>Listen for messages published to the given channels</text:p>
      <text:p text:style-name="P1"><text:soft-page-break/>SUNION key [key …]<text:tab/><text:tab/><text:tab/><text:tab/><text:tab/><text:tab/>Add multiple sets</text:p>
      <text:p text:style-name="P1">SUNIONSTORE destination key [key …]<text:tab/><text:tab/><text:tab/><text:tab/>Add multiple sets and store the resulting set in a key</text:p>
      <text:p text:style-name="P1">SWAPDB index index<text:tab/><text:tab/><text:tab/><text:tab/><text:tab/><text:tab/>Swaps two Redis databases</text:p>
      <text:p text:style-name="P1">SYNC<text:tab/><text:tab/><text:tab/><text:tab/><text:tab/><text:tab/><text:tab/><text:tab/>Internal command used for replication</text:p>
      <text:p text:style-name="P1">TIME<text:tab/><text:tab/><text:tab/><text:tab/><text:tab/><text:tab/><text:tab/><text:tab/>Return the current server time</text:p>
      <text:p text:style-name="P1">TOUCH key [key …]<text:tab/><text:tab/><text:tab/><text:tab/><text:tab/><text:tab/>Alters the last access time of a key(s). Returns the number of existing keys specified.</text:p>
      <text:p text:style-name="P1">TTL key<text:tab/><text:tab/><text:tab/><text:tab/><text:tab/><text:tab/><text:tab/><text:tab/>Get the time to live for a key</text:p>
      <text:p text:style-name="P1">TYPE key<text:tab/><text:tab/><text:tab/><text:tab/><text:tab/><text:tab/><text:tab/>Determine the type stored at key</text:p>
      <text:p text:style-name="P1">UNSUBSCRIBE [channel [channel …]]<text:tab/><text:tab/><text:tab/><text:tab/>Stop listening for messages posted to the given channels</text:p>
      <text:p text:style-name="P1">UNLINK key [key …]<text:tab/><text:tab/><text:tab/><text:tab/><text:tab/><text:tab/>Delete a key asynchronously in another thread. Otherwise it is just as DEL, but non blocking.</text:p>
      <text:p text:style-name="P1">UNWATCH<text:tab/><text:tab/><text:tab/><text:tab/><text:tab/><text:tab/><text:tab/>Forget about all watched keys</text:p>
      <text:p text:style-name="P1">WAIT numslaves timeout<text:tab/><text:tab/><text:tab/><text:tab/><text:tab/><text:tab/>Wait for the synchronous replication of all the write commands sent in the context of the current connection</text:p>
      <text:p text:style-name="P1">WATCH key [key …]<text:tab/><text:tab/><text:tab/><text:tab/><text:tab/><text:tab/>Watch the given keys to determine execution of the MULTI/EXEC block</text:p>
      <text:p text:style-name="P1">ZADD key [NX|XX] [CH] [INCR] score member [score member …]<text:tab/>Add one or more members to a sorted set, or update its score if it already exists</text:p>
      <text:p text:style-name="P1">ZCARD key<text:tab/><text:tab/><text:tab/><text:tab/><text:tab/><text:tab/><text:tab/>Get the number of members in a sorted set</text:p>
      <text:p text:style-name="P1">ZCOUNT key min max<text:tab/><text:tab/><text:tab/><text:tab/><text:tab/><text:tab/>Count the members in a sorted set with scores within the given values</text:p>
      <text:p text:style-name="P1">ZINCRBY key increment member<text:tab/><text:tab/><text:tab/><text:tab/><text:tab/>Increment the score of a member in a sorted set</text:p>
      <text:p text:style-name="P1">ZINTERSTORE destination numkeys key [key ...] [WEIGHTS weight [weight ...]] [AGGREGATE SUM|MIN|MAX] <text:s/>Intersect multiple sorted sets and store the resulting sorted set in a new key</text:p>
      <text:p text:style-name="P1">ZLEXCOUNT key min max<text:tab/><text:tab/><text:tab/><text:tab/><text:tab/><text:tab/>Count the number of members in a sorted set between a given lexicographical range</text:p>
      <text:p text:style-name="P1">ZRANGE key start stop [WITHSCORES]<text:tab/><text:tab/><text:tab/><text:tab/>Return a range of members in a sorted set, by index</text:p>
      <text:p text:style-name="P1">ZRANGEBYLEX key min max [LIMIT offset count]<text:tab/><text:tab/><text:tab/>Return a range of members in a sorted set, by lexicographical range</text:p>
      <text:p text:style-name="P1">ZREVRANGEBYLEX key max min [LIMIT offset count]<text:tab/><text:tab/><text:tab/>Return a range of members in a sorted set, by lexicographical range, ordered from higher to lower strings.</text:p>
      <text:p text:style-name="P1">ZRANGEBYSCORE key min max [WITHSCORES] [LIMIT offset count]<text:tab/>Return a range of members in a sorted set, by score</text:p>
      <text:p text:style-name="P1">ZRANK key member<text:tab/><text:tab/><text:tab/><text:tab/><text:tab/><text:tab/>Determine the index of a member in a sorted set</text:p>
      <text:p text:style-name="P1">ZREM key member [member …]<text:tab/><text:tab/><text:tab/><text:tab/><text:tab/>Remove one or more members from a sorted set</text:p>
      <text:p text:style-name="P1">ZREMRANGEBYLEX key min max<text:tab/><text:tab/><text:tab/><text:tab/><text:tab/>Remove all members in a sorted set between the given lexicographical range</text:p>
      <text:p text:style-name="P1">ZREMRANGEBYRANK key start stop<text:tab/><text:tab/><text:tab/><text:tab/>Remove all members in a sorted set within the given indexes</text:p>
      <text:p text:style-name="P1">ZREMRANGEBYSCORE key min max<text:tab/><text:tab/><text:tab/><text:tab/>Remove all members in a sorted set within the given scores</text:p>
      <text:p text:style-name="P1">ZREVRANGE key start stop [WITHSCORES]<text:tab/><text:tab/><text:tab/><text:tab/>Return a range of members in a sorted set, by index, with scores ordered from high to low</text:p>
      <text:p text:style-name="P1">ZREVRANGEBYSCORE key max min [WITHSCORES] [LIMIT offset count] Return a range of members in a sorted set, by score, with scores ordered from high to low</text:p>
      <text:p text:style-name="P1">ZREVRANK key member<text:tab/><text:tab/><text:tab/><text:tab/><text:tab/><text:tab/>Determine the index of a member in a sorted set, with scores ordered from high to low</text:p>
      <text:p text:style-name="P1">ZSCORE key member<text:tab/><text:tab/><text:tab/><text:tab/><text:tab/><text:tab/>Get the score associated with the given member in a sorted set</text:p>
      <text:p text:style-name="P1">ZUNIONSTORE destination numkeys key [key ...] [WEIGHTS weight [weight ...]] [AGGREGATE SUM|MIN|MAX] <text:s text:c="2"/>Add multiple sorted sets and store the resulting sorted set in a new key</text:p>
      <text:p text:style-name="P1">SCAN cursor [MATCH pattern] [COUNT count]<text:tab/><text:tab/><text:tab/><text:tab/>Incrementally iterate the keys space</text:p>
      <text:p text:style-name="P1">SSCAN key cursor [MATCH pattern] [COUNT count]<text:tab/><text:tab/><text:tab/>Incrementally iterate Set elements</text:p>
      <text:p text:style-name="P1">HSCAN key cursor [MATCH pattern] [COUNT count]<text:tab/><text:tab/><text:tab/>Incrementally iterate hash fields and associated values</text:p>
      <text:p text:style-name="P1">ZSCAN key cursor [MATCH pattern] [COUNT count]<text:tab/><text:tab/><text:tab/>Incrementally iterate sorted sets elements and associated sco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3209in" fo:margin-bottom="0.1827in" fo:margin-left="0.2602in" fo:margin-right="0.109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17:27:39.126967142</meta:creation-date>
    <meta:print-date>2018-02-11T17:48:28.816660552</meta:print-date>
    <dc:date>2018-02-11T18:04:41.218571930</dc:date>
    <meta:editing-duration>PT15M30S</meta:editing-duration>
    <meta:editing-cycles>2</meta:editing-cycles>
    <meta:generator>LibreOffice/5.1.6.2$Linux_X86_64 LibreOffice_project/10m0$Build-2</meta:generator>
    <dc:description>https://github.com/marcandrebenoit/REDIS-Commands-Printable</dc:description>
    <dc:title>REDIS Commands List</dc:title>
    <meta:document-statistic meta:table-count="0" meta:image-count="0" meta:object-count="0" meta:page-count="4" meta:paragraph-count="202" meta:word-count="2588" meta:character-count="15938" meta:non-whitespace-character-count="12633"/>
  </office:meta>
</office:document-meta>
</file>